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4D6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FCE4D6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13">
      <style:table-cell-properties fo:border="thin solid #000000"/>
    </style:style>
    <style:style style:name="ce7" style:family="table-cell" style:parent-style-name="Porcentaje" style:data-style-name="N37">
      <style:table-cell-properties fo:border="thin solid #000000"/>
    </style:style>
    <style:style style:name="ce8" style:family="table-cell" style:parent-style-name="Porcentaje" style:data-style-name="N38">
      <style:table-cell-properties fo:border="thin solid #000000"/>
    </style:style>
    <style:style style:name="ce9" style:family="table-cell" style:parent-style-name="Porcentaje" style:data-style-name="N39">
      <style:table-cell-properties fo:border="thin solid #000000"/>
    </style:style>
    <style:style style:name="ce10" style:family="table-cell" style:parent-style-name="Porcentaje" style:data-style-name="N39"/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Porcentaje" style:data-style-name="N38"/>
    <style:style style:name="ce13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e14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Millares" style:data-style-name="N35">
      <style:table-cell-properties fo:border="thin solid #000000" style:vertical-align="top" fo:wrap-option="wrap" style:cell-protect="none" style:repeat-content="false"/>
      <style:paragraph-properties fo:text-align="end" fo:margin-right="0cm" style:writing-mode="l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ackground-color="#FCE4D6"/>
    </style:style>
    <style:style style:name="ce19" style:family="table-cell" style:parent-style-name="Default" style:data-style-name="N0"/>
    <style:style style:name="ce20" style:family="table-cell" style:parent-style-name="Millares" style:data-style-name="N36"/>
    <style:style style:name="ce21" style:family="table-cell" style:parent-style-name="Millares" style:data-style-name="N36">
      <style:table-cell-properties fo:border="thin solid #000000"/>
    </style:style>
    <style:style style:name="ce22" style:family="table-cell" style:parent-style-name="Default" style:data-style-name="N41">
      <style:table-cell-properties fo:border="thin solid #FFFFFF" style:vertical-align="top" fo:wrap-option="wrap" style:cell-protect="none" style:repeat-content="false"/>
      <style:paragraph-properties fo:text-align="end" fo:margin-right="0cm" style:writing-mode="lr"/>
      <style:text-properties fo:color="#000000" fo:font-size="10pt" style:font-size-asian="10pt" style:font-size-complex="10pt"/>
    </style:style>
    <style:style style:name="ce23" style:family="table-cell" style:parent-style-name="Default" style:data-style-name="N41">
      <style:table-cell-properties fo:border="thin solid #000000" style:vertical-align="top" fo:wrap-option="wrap" style:cell-protect="none" style:repeat-content="false"/>
      <style:paragraph-properties fo:text-align="end" fo:margin-right="0cm" style:writing-mode="lr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CE4D6"/>
      <style:text-properties fo:font-size="10pt" style:font-size-asian="10pt" style:font-size-complex="10pt"/>
    </style:style>
    <style:style style:name="ce25" style:family="table-cell" style:parent-style-name="Millares" style:data-style-name="N35">
      <style:table-cell-properties fo:background-color="#FCE4D6"/>
      <style:text-properties fo:font-size="10pt" style:font-size-asian="10pt" style:font-size-complex="10pt"/>
    </style:style>
    <style:style style:name="ce26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Millares" style:data-style-name="N35">
      <style:text-properties fo:font-size="10pt" style:font-size-asian="10pt" style:font-size-complex="10pt"/>
    </style:style>
    <style:style style:name="ce28" style:family="table-cell" style:parent-style-name="Default" style:data-style-name="N0">
      <style:text-properties fo:font-size="10pt" style:font-size-asian="10pt" style:font-size-complex="10pt"/>
    </style:style>
    <style:style style:name="ce29" style:family="table-cell" style:parent-style-name="Millares" style:data-style-name="N36">
      <style:text-properties fo:font-size="10pt" style:font-size-asian="10pt" style:font-size-complex="10pt"/>
    </style:style>
    <style:style style:name="ce30" style:family="table-cell" style:parent-style-name="Millares" style:data-style-name="N35">
      <style:text-properties fo:font-size="10pt" style:font-size-asian="10pt" style:font-size-complex="10pt"/>
    </style:style>
    <style:style style:name="ce31" style:family="table-cell" style:parent-style-name="Millares" style:data-style-name="N36"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fo:background-color="#BFBFBF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Millares" style:data-style-name="N35">
      <style:table-cell-properties fo:border="thin solid #000000" fo:background-color="#BFBFBF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Millares" style:data-style-name="N35">
      <style:table-cell-properties fo:border="thin solid #000000"/>
      <style:text-properties fo:font-size="10pt" style:font-size-asian="10pt" style:font-size-complex="10pt"/>
    </style:style>
    <style:style style:name="ce35" style:family="table-cell" style:parent-style-name="Millares" style:data-style-name="N36">
      <style:table-cell-properties fo:border="thin solid #000000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37" style:family="table-cell" style:parent-style-name="Default" style:data-style-name="N2">
      <style:table-cell-properties fo:border="thin solid #000000"/>
      <style:text-properties fo:font-size="10pt" style:font-size-asian="10pt" style:font-size-complex="10pt"/>
    </style:style>
    <style:style style:name="ce38" style:family="table-cell" style:parent-style-name="Default" style:data-style-name="N42">
      <style:table-cell-properties fo:border="thin solid #000000"/>
      <style:text-properties fo:font-size="10pt" style:font-size-asian="10pt" style:font-size-complex="10pt"/>
    </style:style>
    <style:style style:name="ce39" style:family="table-cell" style:parent-style-name="Default" style:data-style-name="N36">
      <style:table-cell-properties fo:border="thin solid #000000"/>
      <style:text-properties fo:font-size="10pt" style:font-size-asian="10pt" style:font-size-complex="10pt"/>
    </style:style>
    <style:style style:name="ce40" style:family="table-cell" style:parent-style-name="Default" style:data-style-name="N40">
      <style:table-cell-properties fo:border="thin solid #FFFFFF" style:vertical-align="top" fo:wrap-option="wrap" style:cell-protect="none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6">
      <style:text-properties fo:font-size="10pt" style:font-size-asian="10pt" style:font-size-complex="10pt"/>
    </style:style>
    <style:style style:name="ce42" style:family="table-cell" style:parent-style-name="Default" style:data-style-name="N41">
      <style:text-properties fo:font-size="10pt" style:font-size-asian="10pt" style:font-size-complex="10pt"/>
    </style:style>
    <style:style style:name="ce43" style:family="table-cell" style:parent-style-name="Default" style:data-style-name="N35">
      <style:text-properties fo:font-size="10pt" style:font-size-asian="10pt" style:font-size-complex="10pt"/>
    </style:style>
    <style:style style:name="ce44" style:family="table-cell" style:parent-style-name="Millares" style:data-style-name="N35"/>
    <style:style style:name="ce45" style:family="table-cell" style:parent-style-name="Millares" style:data-style-name="N35">
      <style:table-cell-properties fo:border-top="none" fo:border-bottom="thin solid #000000" fo:border-left="none" fo:border-right="none"/>
    </style:style>
    <style:style style:name="ce46" style:family="table-cell" style:parent-style-name="Default" style:data-style-name="N36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47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="thin solid #000000" fo:background-color="transparent"/>
    </style:style>
    <style:style style:name="ce49" style:family="table-cell" style:parent-style-name="Default" style:data-style-name="N36">
      <style:table-cell-properties fo:border="thin solid #000000" fo:background-color="transparent"/>
      <style:text-properties fo:font-size="10pt" style:font-size-asian="10pt" style:font-size-complex="10pt"/>
    </style:style>
    <style:style style:name="ce50" style:family="table-cell" style:parent-style-name="Millares" style:data-style-name="N35">
      <style:table-cell-properties fo:border="thin solid #000000" fo:background-color="transparent"/>
      <style:text-properties fo:font-size="10pt" style:font-size-asian="10pt" style:font-size-complex="10pt"/>
    </style:style>
    <style:style style:name="ce51" style:family="table-cell" style:parent-style-name="Default" style:data-style-name="N40">
      <style:table-cell-properties fo:border="thin solid #000000" style:vertical-align="top" fo:wrap-option="wrap" fo:background-color="transparent" style:cell-protect="none" style:repeat-content="false"/>
      <style:paragraph-properties fo:text-align="end" fo:margin-right="0cm" style:writing-mode="lr"/>
      <style:text-properties fo:color="#000000" fo:font-size="10pt" style:font-size-asian="10pt" style:font-size-complex="10pt"/>
    </style:style>
    <style:style style:name="ce52" style:family="table-cell" style:parent-style-name="Default" style:data-style-name="N41">
      <style:table-cell-properties fo:border="thin solid #000000" style:vertical-align="top" fo:wrap-option="wrap" fo:background-color="transparent" style:cell-protect="none" style:repeat-content="false"/>
      <style:paragraph-properties fo:text-align="end" fo:margin-right="0cm" style:writing-mode="lr"/>
      <style:text-properties fo:color="#000000" fo:font-size="10pt" style:font-size-asian="10pt" style:font-size-complex="10pt"/>
    </style:style>
    <style:style style:name="ce53" style:family="table-cell" style:parent-style-name="Millares" style:data-style-name="N35">
      <style:table-cell-properties fo:border="thin solid #000000" style:vertical-align="top" fo:wrap-option="wrap" fo:background-color="transparent" style:cell-protect="none" style:repeat-content="false"/>
      <style:paragraph-properties fo:text-align="end" fo:margin-right="0cm" style:writing-mode="lr"/>
      <style:text-properties fo:color="#000000" fo:font-size="10pt" style:font-size-asian="10pt" style:font-size-complex="10pt"/>
    </style:style>
    <style:style style:name="ce54" style:family="table-cell" style:parent-style-name="Default" style:data-style-name="N35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5125cm" style:use-optimal-column-width="true"/>
    </style:style>
    <style:style style:name="co3" style:family="table-column">
      <style:table-column-properties fo:break-before="auto" style:column-width="6.641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_p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26"/>
        <table:table-column table:style-name="co1" table:default-cell-style-name="ce19"/>
        <table:table-column table:style-name="co1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ductor</text:p>
          </table:table-cell>
          <table:table-cell office:value-type="string" table:style-name="ce2">
            <text:p>BACCINO MARROCHE GERARDO WASHINGTON N F</text:p>
          </table:table-cell>
          <table:table-cell table:style-name="ce24"/>
          <table:table-cell table:style-name="ce25"/>
          <table:table-cell table:number-columns-repeated="5" table:style-name="ce24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2">
            <text:p>RUT</text:p>
          </table:table-cell>
          <table:table-cell office:value-type="float" office:value="70051770017" table:style-name="ce3">
            <text:p>70051770017</text:p>
          </table:table-cell>
          <table:table-cell table:style-name="ce24"/>
          <table:table-cell table:style-name="ce25"/>
          <table:table-cell table:number-columns-repeated="5" table:style-name="ce24"/>
          <table:table-cell table:style-name="ce18"/>
          <table:table-cell table:number-columns-repeated="16373"/>
        </table:table-row>
        <table:table-row table:style-name="ro1">
          <table:table-cell/>
          <table:table-cell table:number-columns-repeated="2" table:style-name="ce4"/>
          <table:table-cell table:style-name="ce26"/>
          <table:table-cell table:style-name="ce27"/>
          <table:table-cell table:style-name="ce28"/>
          <table:table-cell table:number-columns-repeated="4" table:style-name="ce26"/>
          <table:table-cell table:style-name="ce20"/>
          <table:table-cell table:number-columns-repeated="16373"/>
        </table:table-row>
        <table:table-row table:style-name="ro1">
          <table:table-cell/>
          <table:table-cell office:value-type="string" table:style-name="ce5">
            <text:p>Tasa de interes anual</text:p>
          </table:table-cell>
          <table:table-cell office:value-type="percentage" office:value="0.05" table:style-name="ce6">
            <text:p>5%</text:p>
          </table:table-cell>
          <table:table-cell table:style-name="ce26"/>
          <table:table-cell table:style-name="ce27"/>
          <table:table-cell table:style-name="ce29"/>
          <table:table-cell table:number-columns-repeated="4" table:style-name="ce26"/>
          <table:table-cell table:style-name="ce20"/>
          <table:table-cell table:number-columns-repeated="16373"/>
        </table:table-row>
        <table:table-row table:style-name="ro1">
          <table:table-cell/>
          <table:table-cell office:value-type="string" table:style-name="ce5">
            <text:p>Tasa diaria efectiva</text:p>
          </table:table-cell>
          <table:table-cell office:value-type="float" office:value="1.3368061711349633E-4" table:formula="of:=((1+[.C6])^(1/365))-1" table:style-name="ce7">
            <text:p>0,000133681</text:p>
          </table:table-cell>
          <table:table-cell table:style-name="ce26"/>
          <table:table-cell table:style-name="ce27"/>
          <table:table-cell table:style-name="ce29"/>
          <table:table-cell table:number-columns-repeated="4" table:style-name="ce26"/>
          <table:table-cell table:style-name="ce20"/>
          <table:table-cell table:number-columns-repeated="16373"/>
        </table:table-row>
        <table:table-row table:style-name="ro1">
          <table:table-cell/>
          <table:table-cell office:value-type="string" table:style-name="ce5">
            <text:p>Industria</text:p>
          </table:table-cell>
          <table:table-cell office:value-type="string" table:style-name="ce8">
            <text:p>CONAPROLE</text:p>
          </table:table-cell>
          <table:table-cell table:style-name="ce26"/>
          <table:table-cell table:style-name="ce27"/>
          <table:table-cell table:style-name="ce29"/>
          <table:table-cell table:number-columns-repeated="4" table:style-name="ce26"/>
          <table:table-cell table:style-name="ce20"/>
          <table:table-cell table:number-columns-repeated="16373"/>
        </table:table-row>
        <table:table-row table:style-name="ro1">
          <table:table-cell/>
          <table:table-cell office:value-type="string" table:style-name="ce5">
            <text:p>Fin de remisión</text:p>
          </table:table-cell>
          <table:table-cell table:style-name="ce9"/>
          <table:table-cell table:style-name="ce26"/>
          <table:table-cell table:style-name="ce27"/>
          <table:table-cell table:style-name="ce29"/>
          <table:table-cell table:number-columns-repeated="4" table:style-name="ce26"/>
          <table:table-cell table:style-name="ce20"/>
          <table:table-cell table:number-columns-repeated="16373"/>
        </table:table-row>
        <table:table-row table:number-rows-repeated="2" table:style-name="ro1">
          <table:table-cell/>
          <table:table-cell table:style-name="ce4"/>
          <table:table-cell table:style-name="ce10"/>
          <table:table-cell table:style-name="ce26"/>
          <table:table-cell table:style-name="ce30"/>
          <table:table-cell table:style-name="ce31"/>
          <table:table-cell table:number-columns-repeated="4" table:style-name="ce26"/>
          <table:table-cell table:style-name="ce20"/>
          <table:table-cell table:number-columns-repeated="16373"/>
        </table:table-row>
        <table:table-row table:style-name="ro1">
          <table:table-cell/>
          <table:table-cell table:style-name="ce11"/>
          <table:table-cell table:style-name="ce12"/>
          <table:table-cell table:style-name="ce26"/>
          <table:table-cell table:style-name="ce30"/>
          <table:table-cell table:number-columns-repeated="5" table:style-name="ce26"/>
          <table:table-cell table:style-name="ce20"/>
          <table:table-cell table:number-columns-repeated="16373"/>
        </table:table-row>
        <table:table-row table:style-name="ro1">
          <table:table-cell/>
          <table:table-cell office:value-type="string" table:style-name="ce13">
            <text:p>Fecha</text:p>
          </table:table-cell>
          <table:table-cell office:value-type="string" table:style-name="ce13">
            <text:p>Concepto</text:p>
          </table:table-cell>
          <table:table-cell office:value-type="string" table:style-name="ce32">
            <text:p>Debe</text:p>
          </table:table-cell>
          <table:table-cell office:value-type="string" table:style-name="ce33">
            <text:p>Haber</text:p>
          </table:table-cell>
          <table:table-cell office:value-type="string" table:style-name="ce32">
            <text:p>Saldo</text:p>
          </table:table-cell>
          <table:table-cell table:style-name="ce26"/>
          <table:table-cell office:value-type="string" table:style-name="ce32">
            <text:p>TC</text:p>
          </table:table-cell>
          <table:table-cell office:value-type="string" table:style-name="ce32">
            <text:p>Dias</text:p>
          </table:table-cell>
          <table:table-cell office:value-type="string" table:style-name="ce32">
            <text:p>Intereses</text:p>
          </table:table-cell>
          <table:table-cell office:value-type="string" table:style-name="ce13">
            <text:p>PP $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4">
            <text:p>9/11/2015</text:p>
          </table:table-cell>
          <table:table-cell office:value-type="string" table:style-name="ce5">
            <text:p>Cobro Anticipo</text:p>
          </table:table-cell>
          <table:table-cell office:value-type="float" office:value="7491" table:style-name="ce35">
            <text:p><text:s/>7.491<text:s/></text:p>
          </table:table-cell>
          <table:table-cell table:style-name="ce34"/>
          <table:table-cell office:value-type="float" office:value="7491" table:formula="of:=+[.D14]" table:style-name="ce35">
            <text:p><text:s/>7.491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1/3/2016</text:p>
          </table:table-cell>
          <table:table-cell office:value-type="string" table:style-name="ce5">
            <text:p>Intereses generados</text:p>
          </table:table-cell>
          <table:table-cell office:value-type="float" office:value="123.17238484405571" table:formula="of:=+[.J15]" table:style-name="ce35">
            <text:p><text:s/>123<text:s/></text:p>
          </table:table-cell>
          <table:table-cell table:style-name="ce34"/>
          <table:table-cell office:value-type="float" office:value="7614.1723848440561" table:formula="of:=+[.F14]+[.D15]-[.E15]" table:style-name="ce35">
            <text:p><text:s/>7.614<text:s/></text:p>
          </table:table-cell>
          <table:table-cell table:style-name="ce26"/>
          <table:table-cell table:style-name="ce36"/>
          <table:table-cell office:value-type="float" office:value="123" table:formula="of:=+[.B15]-[.B14]" table:style-name="ce37">
            <text:p>123,00</text:p>
          </table:table-cell>
          <table:table-cell office:value-type="float" office:value="123.17238484405571" table:formula="of:=+[.F14]*[.C7]*[.I15]" table:style-name="ce35">
            <text:p><text:s/>123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1/3/2016</text:p>
          </table:table-cell>
          <table:table-cell office:value-type="string" table:style-name="ce17">
            <text:p>Cobro Saldo</text:p>
          </table:table-cell>
          <table:table-cell office:value-type="float" office:value="5181" table:style-name="ce35">
            <text:p><text:s/>5.181<text:s/></text:p>
          </table:table-cell>
          <table:table-cell table:style-name="ce34"/>
          <table:table-cell office:value-type="float" office:value="12795.172384844056" table:formula="of:=+[.F15]+[.D16]-[.E16]" table:style-name="ce35">
            <text:p><text:s/>12.795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6-10-18T00:00:00" table:style-name="ce14">
            <text:p>18/10/2016</text:p>
          </table:table-cell>
          <table:table-cell office:value-type="string" table:style-name="ce5">
            <text:p>Intereses generados</text:p>
          </table:table-cell>
          <table:table-cell office:value-type="float" office:value="378.01310544597391" table:formula="of:=+[.J17]" table:style-name="ce35">
            <text:p><text:s/>378<text:s/></text:p>
          </table:table-cell>
          <table:table-cell table:style-name="ce34"/>
          <table:table-cell office:value-type="float" office:value="13173.18549029003" table:formula="of:=+[.F16]+[.D17]-[.E17]" table:style-name="ce35">
            <text:p><text:s/>13.173<text:s/></text:p>
          </table:table-cell>
          <table:table-cell table:style-name="ce26"/>
          <table:table-cell table:style-name="ce36"/>
          <table:table-cell office:value-type="float" office:value="221" table:formula="of:=+[.B17]-[.B16]" table:style-name="ce37">
            <text:p>221,00</text:p>
          </table:table-cell>
          <table:table-cell office:value-type="float" office:value="378.01310544597391" table:formula="of:=+[.F16]*[.I17]*[.C7]" table:style-name="ce35">
            <text:p><text:s/>378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10/2016</text:p>
          </table:table-cell>
          <table:table-cell office:value-type="string" table:style-name="ce5">
            <text:p>Prestación pecuniaria Setiembre 2016<text:s/></text:p>
          </table:table-cell>
          <table:table-cell table:style-name="ce35"/>
          <table:table-cell office:value-type="float" office:value="90.88" table:style-name="ce22">
            <text:p>90,88</text:p>
          </table:table-cell>
          <table:table-cell office:value-type="float" office:value="13082.305490290031" table:formula="of:=+[.F17]+[.D18]-[.E18]" table:style-name="ce35">
            <text:p><text:s/>13.082<text:s/></text:p>
          </table:table-cell>
          <table:table-cell table:style-name="ce26"/>
          <table:table-cell table:style-name="ce38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6-11-17T00:00:00" table:style-name="ce14">
            <text:p>17/11/2016</text:p>
          </table:table-cell>
          <table:table-cell office:value-type="string" table:style-name="ce5">
            <text:p>Intereses generados</text:p>
          </table:table-cell>
          <table:table-cell office:value-type="float" office:value="52.465520136277576" table:formula="of:=+[.J19]" table:style-name="ce35">
            <text:p><text:s/>52<text:s/></text:p>
          </table:table-cell>
          <table:table-cell table:style-name="ce34"/>
          <table:table-cell office:value-type="float" office:value="13134.77101042631" table:formula="of:=+[.F18]+[.D19]-[.E19]" table:style-name="ce35">
            <text:p><text:s/>13.135<text:s/></text:p>
          </table:table-cell>
          <table:table-cell table:style-name="ce26"/>
          <table:table-cell table:style-name="ce38"/>
          <table:table-cell office:value-type="float" office:value="30" table:formula="of:=+[.B19]-[.B18]" table:style-name="ce37">
            <text:p>30,00</text:p>
          </table:table-cell>
          <table:table-cell office:value-type="float" office:value="52.465520136277576" table:formula="of:=+[.F18]*[.I19]*[.C7]" table:style-name="ce35">
            <text:p><text:s/>52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11/2016</text:p>
          </table:table-cell>
          <table:table-cell office:value-type="string" table:style-name="ce5">
            <text:p>Prestación pecuniaria Octubre 2016<text:s/></text:p>
          </table:table-cell>
          <table:table-cell table:style-name="ce35"/>
          <table:table-cell office:value-type="float" office:value="137.84" table:style-name="ce22">
            <text:p>137,84</text:p>
          </table:table-cell>
          <table:table-cell office:value-type="float" office:value="12996.93101042631" table:formula="of:=+[.F19]+[.D20]-[.E20]" table:style-name="ce35">
            <text:p><text:s/>12.997<text:s/></text:p>
          </table:table-cell>
          <table:table-cell table:style-name="ce26"/>
          <table:table-cell table:style-name="ce38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6-12-16T00:00:00" table:style-name="ce14">
            <text:p>16/12/2016</text:p>
          </table:table-cell>
          <table:table-cell office:value-type="string" table:style-name="ce5">
            <text:p>Intereses generados</text:p>
          </table:table-cell>
          <table:table-cell office:value-type="float" office:value="50.385694983604466" table:formula="of:=+[.J21]" table:style-name="ce35">
            <text:p><text:s/>50<text:s/></text:p>
          </table:table-cell>
          <table:table-cell table:style-name="ce34"/>
          <table:table-cell office:value-type="float" office:value="13047.316705409914" table:formula="of:=+[.F20]+[.D21]-[.E21]" table:style-name="ce35">
            <text:p><text:s/>13.047<text:s/></text:p>
          </table:table-cell>
          <table:table-cell table:style-name="ce26"/>
          <table:table-cell table:style-name="ce38"/>
          <table:table-cell office:value-type="float" office:value="29" table:formula="of:=+[.B21]-[.B19]" table:style-name="ce37">
            <text:p>29,00</text:p>
          </table:table-cell>
          <table:table-cell office:value-type="float" office:value="50.385694983604466" table:formula="of:=(+[.F20]*[.I21]*[.$C$7])" table:style-name="ce35">
            <text:p><text:s/>50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12/2016</text:p>
          </table:table-cell>
          <table:table-cell office:value-type="string" table:style-name="ce5">
            <text:p>Prestación pecuniaria Noviembre 2016<text:s/></text:p>
          </table:table-cell>
          <table:table-cell table:style-name="ce36"/>
          <table:table-cell office:value-type="float" office:value="143.47" table:style-name="ce22">
            <text:p>143,47</text:p>
          </table:table-cell>
          <table:table-cell office:value-type="float" office:value="12903.846705409915" table:formula="of:=+[.F21]+[.D22]-[.E22]" table:style-name="ce35">
            <text:p><text:s/>12.904<text:s/></text:p>
          </table:table-cell>
          <table:table-cell table:style-name="ce26"/>
          <table:table-cell table:style-name="ce38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1-17T00:00:00" table:style-name="ce14">
            <text:p>17/01/2017</text:p>
          </table:table-cell>
          <table:table-cell office:value-type="string" table:style-name="ce5">
            <text:p>Intereses generados</text:p>
          </table:table-cell>
          <table:table-cell office:value-type="float" office:value="55.19981410294892" table:formula="of:=+[.J23]" table:style-name="ce35">
            <text:p><text:s/>55<text:s/></text:p>
          </table:table-cell>
          <table:table-cell table:style-name="ce34"/>
          <table:table-cell office:value-type="float" office:value="12959.046519512864" table:formula="of:=+[.F22]+[.D23]-[.E23]" table:style-name="ce35">
            <text:p><text:s/>12.959<text:s/></text:p>
          </table:table-cell>
          <table:table-cell table:style-name="ce26"/>
          <table:table-cell table:style-name="ce36"/>
          <table:table-cell office:value-type="float" office:value="32" table:formula="of:=+[.B23]-[.B21]" table:style-name="ce37">
            <text:p>32,00</text:p>
          </table:table-cell>
          <table:table-cell office:value-type="float" office:value="55.19981410294892" table:formula="of:=(+[.F22]*[.I23]*[.$C$7])" table:style-name="ce35">
            <text:p><text:s/>55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1/2017</text:p>
          </table:table-cell>
          <table:table-cell office:value-type="string" table:style-name="ce5">
            <text:p>Prestación pecuniaria Diciembre 2016<text:s/></text:p>
          </table:table-cell>
          <table:table-cell table:style-name="ce36"/>
          <table:table-cell office:value-type="float" office:value="272.49" table:style-name="ce22">
            <text:p>272,49</text:p>
          </table:table-cell>
          <table:table-cell office:value-type="float" office:value="12686.556519512864" table:formula="of:=+[.F23]+[.D24]-[.E24]" table:style-name="ce35">
            <text:p><text:s/>12.687<text:s/></text:p>
          </table:table-cell>
          <table:table-cell table:style-name="ce26"/>
          <table:table-cell table:style-name="ce38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2-17T00:00:00" table:style-name="ce14">
            <text:p>17/02/2017</text:p>
          </table:table-cell>
          <table:table-cell office:value-type="string" table:style-name="ce5">
            <text:p>Intereses generados</text:p>
          </table:table-cell>
          <table:table-cell office:value-type="float" office:value="52.574347841785624" table:formula="of:=+[.J25]" table:style-name="ce35">
            <text:p><text:s/>53<text:s/></text:p>
          </table:table-cell>
          <table:table-cell table:style-name="ce34"/>
          <table:table-cell office:value-type="float" office:value="12739.13086735465" table:formula="of:=+[.F24]+[.D25]-[.E25]" table:style-name="ce35">
            <text:p><text:s/>12.739<text:s/></text:p>
          </table:table-cell>
          <table:table-cell table:style-name="ce26"/>
          <table:table-cell table:style-name="ce36"/>
          <table:table-cell office:value-type="float" office:value="31" table:formula="of:=+[.B25]-[.B23]" table:style-name="ce37">
            <text:p>31,00</text:p>
          </table:table-cell>
          <table:table-cell office:value-type="float" office:value="52.574347841785624" table:formula="of:=(+[.F24]*[.I25]*[.$C$7])" table:style-name="ce35">
            <text:p><text:s/>53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2/2017</text:p>
          </table:table-cell>
          <table:table-cell office:value-type="string" table:style-name="ce5">
            <text:p>Prestación pecuniaria Enero 2017<text:s/></text:p>
          </table:table-cell>
          <table:table-cell table:style-name="ce36"/>
          <table:table-cell office:value-type="float" office:value="385.48" table:style-name="ce22">
            <text:p>385,48</text:p>
          </table:table-cell>
          <table:table-cell office:value-type="float" office:value="12353.65086735465" table:formula="of:=+[.F25]+[.D26]-[.E26]" table:style-name="ce35">
            <text:p><text:s/>12.354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3-16T00:00:00" table:style-name="ce14">
            <text:p>16/03/2017</text:p>
          </table:table-cell>
          <table:table-cell office:value-type="string" table:style-name="ce5">
            <text:p>Intereses generados</text:p>
          </table:table-cell>
          <table:table-cell office:value-type="float" office:value="44.588979131921519" table:formula="of:=+[.J27]" table:style-name="ce35">
            <text:p><text:s/>45<text:s/></text:p>
          </table:table-cell>
          <table:table-cell table:style-name="ce34"/>
          <table:table-cell office:value-type="float" office:value="12398.239846486573" table:formula="of:=+[.F26]+[.D27]-[.E27]" table:style-name="ce35">
            <text:p><text:s/>12.398<text:s/></text:p>
          </table:table-cell>
          <table:table-cell table:style-name="ce26"/>
          <table:table-cell table:style-name="ce36"/>
          <table:table-cell office:value-type="float" office:value="27" table:formula="of:=+[.B27]-[.B25]" table:style-name="ce37">
            <text:p>27,00</text:p>
          </table:table-cell>
          <table:table-cell office:value-type="float" office:value="44.588979131921519" table:formula="of:=(+[.F26]*[.I27]*[.$C$7])" table:style-name="ce35">
            <text:p><text:s/>45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3/2017</text:p>
          </table:table-cell>
          <table:table-cell office:value-type="string" table:style-name="ce5">
            <text:p>Prestación pecuniaria Febrero 2017<text:s/></text:p>
          </table:table-cell>
          <table:table-cell table:style-name="ce36"/>
          <table:table-cell office:value-type="float" office:value="349.13" table:style-name="ce22">
            <text:p>349,13</text:p>
          </table:table-cell>
          <table:table-cell office:value-type="float" office:value="12049.109846486574" table:formula="of:=+[.F27]+[.D28]-[.E28]" table:style-name="ce35">
            <text:p><text:s/>12.049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4-19T00:00:00" table:style-name="ce14">
            <text:p>19/04/2017</text:p>
          </table:table-cell>
          <table:table-cell office:value-type="string" table:style-name="ce5">
            <text:p>Intereses generados</text:p>
          </table:table-cell>
          <table:table-cell office:value-type="float" office:value="54.764902958185424" table:formula="of:=+[.J29]" table:style-name="ce35">
            <text:p><text:s/>55<text:s/></text:p>
          </table:table-cell>
          <table:table-cell table:style-name="ce34"/>
          <table:table-cell office:value-type="float" office:value="12103.87474944476" table:formula="of:=+[.F28]+[.D29]-[.E29]" table:style-name="ce35">
            <text:p><text:s/>12.104<text:s/></text:p>
          </table:table-cell>
          <table:table-cell table:style-name="ce26"/>
          <table:table-cell table:style-name="ce36"/>
          <table:table-cell office:value-type="float" office:value="34" table:formula="of:=+[.B29]-[.B27]" table:style-name="ce37">
            <text:p>34,00</text:p>
          </table:table-cell>
          <table:table-cell office:value-type="float" office:value="54.764902958185424" table:formula="of:=(+[.F28]*[.I29]*[.$C$7])" table:style-name="ce35">
            <text:p><text:s/>55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9/4/2017</text:p>
          </table:table-cell>
          <table:table-cell office:value-type="string" table:style-name="ce5">
            <text:p>Prestación pecuniaria Marzo 2017<text:s/></text:p>
          </table:table-cell>
          <table:table-cell table:style-name="ce36"/>
          <table:table-cell office:value-type="float" office:value="307.61" table:style-name="ce22">
            <text:p>307,61</text:p>
          </table:table-cell>
          <table:table-cell office:value-type="float" office:value="11796.264749444759" table:formula="of:=+[.F29]+[.D30]-[.E30]" table:style-name="ce35">
            <text:p><text:s/>11.796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5-16T00:00:00" table:style-name="ce14">
            <text:p>16/05/2017</text:p>
          </table:table-cell>
          <table:table-cell office:value-type="string" table:style-name="ce5">
            <text:p>Intereses generados</text:p>
          </table:table-cell>
          <table:table-cell office:value-type="float" office:value="42.577162686178873" table:formula="of:=+[.J31]" table:style-name="ce35">
            <text:p><text:s/>43<text:s/></text:p>
          </table:table-cell>
          <table:table-cell table:style-name="ce34"/>
          <table:table-cell office:value-type="float" office:value="11838.841912130938" table:formula="of:=+[.F30]+[.D31]-[.E31]" table:style-name="ce35">
            <text:p><text:s/>11.839<text:s/></text:p>
          </table:table-cell>
          <table:table-cell table:style-name="ce26"/>
          <table:table-cell table:style-name="ce36"/>
          <table:table-cell office:value-type="float" office:value="27" table:formula="of:=+[.B31]-[.B29]" table:style-name="ce37">
            <text:p>27,00</text:p>
          </table:table-cell>
          <table:table-cell office:value-type="float" office:value="42.577162686178873" table:formula="of:=(+[.F30]*[.I31]*[.$C$7])" table:style-name="ce35">
            <text:p><text:s/>43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5/2017</text:p>
          </table:table-cell>
          <table:table-cell office:value-type="string" table:style-name="ce5">
            <text:p>Prestación pecuniaria Abril 2017<text:s/></text:p>
          </table:table-cell>
          <table:table-cell table:style-name="ce36"/>
          <table:table-cell office:value-type="float" office:value="207.31" table:style-name="ce22">
            <text:p>207,31</text:p>
          </table:table-cell>
          <table:table-cell office:value-type="float" office:value="11631.531912130939" table:formula="of:=+[.F31]+[.D32]-[.E32]" table:style-name="ce35">
            <text:p><text:s/>11.632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6-16T00:00:00" table:style-name="ce14">
            <text:p>16/06/2017</text:p>
          </table:table-cell>
          <table:table-cell office:value-type="string" table:style-name="ce5">
            <text:p>Intereses generados</text:p>
          </table:table-cell>
          <table:table-cell office:value-type="float" office:value="48.20222128365868" table:formula="of:=+[.J33]" table:style-name="ce35">
            <text:p><text:s/>48<text:s/></text:p>
          </table:table-cell>
          <table:table-cell table:style-name="ce34"/>
          <table:table-cell office:value-type="float" office:value="11679.734133414597" table:formula="of:=+[.F32]+[.D33]-[.E33]" table:style-name="ce35">
            <text:p><text:s/>11.680<text:s/></text:p>
          </table:table-cell>
          <table:table-cell table:style-name="ce26"/>
          <table:table-cell table:style-name="ce36"/>
          <table:table-cell office:value-type="float" office:value="31" table:formula="of:=+[.B33]-[.B31]" table:style-name="ce37">
            <text:p>31,00</text:p>
          </table:table-cell>
          <table:table-cell office:value-type="float" office:value="48.20222128365868" table:formula="of:=(+[.F32]*[.I33]*[.$C$7])" table:style-name="ce35">
            <text:p><text:s/>48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6/2017</text:p>
          </table:table-cell>
          <table:table-cell office:value-type="string" table:style-name="ce5">
            <text:p>Prestación pecuniaria Mayo 2017<text:s/></text:p>
          </table:table-cell>
          <table:table-cell table:style-name="ce36"/>
          <table:table-cell office:value-type="float" office:value="161.24" table:style-name="ce22">
            <text:p>161,24</text:p>
          </table:table-cell>
          <table:table-cell office:value-type="float" office:value="11518.494133414597" table:formula="of:=+[.F33]+[.D34]-[.E34]" table:style-name="ce35">
            <text:p><text:s/>11.518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7-19T00:00:00" table:style-name="ce14">
            <text:p>19/07/2017</text:p>
          </table:table-cell>
          <table:table-cell office:value-type="string" table:style-name="ce5">
            <text:p>Intereses generados</text:p>
          </table:table-cell>
          <table:table-cell office:value-type="float" office:value="50.813380331110665" table:formula="of:=+[.J35]" table:style-name="ce35">
            <text:p><text:s/>51<text:s/></text:p>
          </table:table-cell>
          <table:table-cell table:style-name="ce34"/>
          <table:table-cell office:value-type="float" office:value="11569.307513745707" table:formula="of:=+[.F34]+[.D35]-[.E35]" table:style-name="ce35">
            <text:p><text:s/>11.569<text:s/></text:p>
          </table:table-cell>
          <table:table-cell table:style-name="ce26"/>
          <table:table-cell table:style-name="ce36"/>
          <table:table-cell office:value-type="float" office:value="33" table:formula="of:=+[.B35]-[.B33]" table:style-name="ce37">
            <text:p>33,00</text:p>
          </table:table-cell>
          <table:table-cell office:value-type="float" office:value="50.813380331110665" table:formula="of:=(+[.F34]*[.I35]*[.$C$7])" table:style-name="ce35">
            <text:p><text:s/>51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9/7/2017</text:p>
          </table:table-cell>
          <table:table-cell office:value-type="string" table:style-name="ce5">
            <text:p>Prestación pecuniaria Junio 2017</text:p>
          </table:table-cell>
          <table:table-cell table:style-name="ce35"/>
          <table:table-cell office:value-type="float" office:value="210.42" table:style-name="ce22">
            <text:p>210,42</text:p>
          </table:table-cell>
          <table:table-cell office:value-type="float" office:value="11358.887513745707" table:formula="of:=+[.F35]+[.D36]-[.E36]" table:style-name="ce35">
            <text:p><text:s/>11.359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8-16T00:00:00" table:style-name="ce14">
            <text:p>16/08/2017</text:p>
          </table:table-cell>
          <table:table-cell office:value-type="string" table:style-name="ce5">
            <text:p>Intereses generados</text:p>
          </table:table-cell>
          <table:table-cell office:value-type="float" office:value="42.516966591688792" table:formula="of:=+[.J37]" table:style-name="ce35">
            <text:p><text:s/>43<text:s/></text:p>
          </table:table-cell>
          <table:table-cell table:style-name="ce34"/>
          <table:table-cell office:value-type="float" office:value="11401.404480337396" table:formula="of:=+[.F36]+[.D37]-[.E37]" table:style-name="ce35">
            <text:p><text:s/>11.401<text:s/></text:p>
          </table:table-cell>
          <table:table-cell table:style-name="ce26"/>
          <table:table-cell table:style-name="ce36"/>
          <table:table-cell office:value-type="float" office:value="28" table:formula="of:=+[.B37]-[.B35]" table:style-name="ce37">
            <text:p>28,00</text:p>
          </table:table-cell>
          <table:table-cell office:value-type="float" office:value="42.516966591688792" table:formula="of:=(+[.F36]*[.I37]*[.$C$7])" table:style-name="ce35">
            <text:p><text:s/>43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8/2017</text:p>
          </table:table-cell>
          <table:table-cell office:value-type="string" table:style-name="ce15">
            <text:p>Prestación pecuniaria Julio 2017</text:p>
          </table:table-cell>
          <table:table-cell table:style-name="ce35"/>
          <table:table-cell office:value-type="float" office:value="159.76" table:style-name="ce22">
            <text:p>159,76</text:p>
          </table:table-cell>
          <table:table-cell office:value-type="float" office:value="11241.644480337396" table:formula="of:=+[.F37]+[.D38]-[.E38]" table:style-name="ce35">
            <text:p><text:s/>11.242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09-18T00:00:00" table:style-name="ce14">
            <text:p>18/09/2017</text:p>
          </table:table-cell>
          <table:table-cell office:value-type="string" table:style-name="ce5">
            <text:p>Intereses generados</text:p>
          </table:table-cell>
          <table:table-cell office:value-type="float" office:value="49.592069059567081" table:formula="of:=+[.J39]" table:style-name="ce35">
            <text:p><text:s/>50<text:s/></text:p>
          </table:table-cell>
          <table:table-cell table:style-name="ce34"/>
          <table:table-cell office:value-type="float" office:value="11291.236549396963" table:formula="of:=+[.F38]+[.D39]-[.E39]" table:style-name="ce35">
            <text:p><text:s/>11.291<text:s/></text:p>
          </table:table-cell>
          <table:table-cell table:style-name="ce26"/>
          <table:table-cell table:style-name="ce36"/>
          <table:table-cell office:value-type="float" office:value="33" table:formula="of:=+[.B39]-[.B37]" table:style-name="ce37">
            <text:p>33,00</text:p>
          </table:table-cell>
          <table:table-cell office:value-type="float" office:value="49.592069059567081" table:formula="of:=(+[.F38]*[.I39]*[.$C$7])" table:style-name="ce35">
            <text:p><text:s/>50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9/2017</text:p>
          </table:table-cell>
          <table:table-cell office:value-type="string" table:style-name="ce15">
            <text:p>Prestación pecuniaria Agosto 2017</text:p>
          </table:table-cell>
          <table:table-cell table:style-name="ce35"/>
          <table:table-cell office:value-type="float" office:value="228.23" table:style-name="ce22">
            <text:p>228,23</text:p>
          </table:table-cell>
          <table:table-cell office:value-type="float" office:value="11063.006549396963" table:formula="of:=+[.F39]+[.D40]-[.E40]" table:style-name="ce35">
            <text:p><text:s/>11.063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10-18T00:00:00" table:style-name="ce14">
            <text:p>18/10/2017</text:p>
          </table:table-cell>
          <table:table-cell office:value-type="string" table:style-name="ce5">
            <text:p>Intereses generados</text:p>
          </table:table-cell>
          <table:table-cell office:value-type="float" office:value="44.367286279621126" table:formula="of:=+[.J41]" table:style-name="ce35">
            <text:p><text:s/>44<text:s/></text:p>
          </table:table-cell>
          <table:table-cell table:style-name="ce34"/>
          <table:table-cell office:value-type="float" office:value="11107.373835676584" table:formula="of:=+[.F40]+[.D41]-[.E41]" table:style-name="ce35">
            <text:p><text:s/>11.107<text:s/></text:p>
          </table:table-cell>
          <table:table-cell table:style-name="ce26"/>
          <table:table-cell table:style-name="ce36"/>
          <table:table-cell office:value-type="float" office:value="30" table:formula="of:=+[.B41]-[.B39]" table:style-name="ce37">
            <text:p>30,00</text:p>
          </table:table-cell>
          <table:table-cell office:value-type="float" office:value="44.367286279621126" table:formula="of:=(+[.F40]*[.I41]*[.$C$7])" table:style-name="ce35">
            <text:p><text:s/>44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10/2017</text:p>
          </table:table-cell>
          <table:table-cell office:value-type="string" table:style-name="ce15">
            <text:p>Prestación pecuniaria Setiembre 2017</text:p>
          </table:table-cell>
          <table:table-cell table:style-name="ce35"/>
          <table:table-cell office:value-type="float" office:value="240.65" table:style-name="ce22">
            <text:p>240,65</text:p>
          </table:table-cell>
          <table:table-cell office:value-type="float" office:value="10866.723835676585" table:formula="of:=+[.F41]+[.D42]-[.E42]" table:style-name="ce35">
            <text:p><text:s/>10.867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11-16T00:00:00" table:style-name="ce14">
            <text:p>16/11/2017</text:p>
          </table:table-cell>
          <table:table-cell office:value-type="string" table:style-name="ce5">
            <text:p>Intereses generados</text:p>
          </table:table-cell>
          <table:table-cell office:value-type="float" office:value="42.12744010230039" table:formula="of:=+[.J43]" table:style-name="ce35">
            <text:p><text:s/>42<text:s/></text:p>
          </table:table-cell>
          <table:table-cell table:style-name="ce34"/>
          <table:table-cell office:value-type="float" office:value="10908.851275778885" table:formula="of:=+[.F42]+[.D43]-[.E43]" table:style-name="ce35">
            <text:p><text:s/>10.909<text:s/></text:p>
          </table:table-cell>
          <table:table-cell table:style-name="ce26"/>
          <table:table-cell table:style-name="ce36"/>
          <table:table-cell office:value-type="float" office:value="29" table:formula="of:=+[.B43]-[.B41]" table:style-name="ce37">
            <text:p>29,00</text:p>
          </table:table-cell>
          <table:table-cell office:value-type="float" office:value="42.12744010230039" table:formula="of:=(+[.F42]*[.I43]*[.$C$7])" table:style-name="ce35">
            <text:p><text:s/>42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11/2017</text:p>
          </table:table-cell>
          <table:table-cell office:value-type="string" table:style-name="ce15">
            <text:p>Prestación pecuniaria <text:s/>Octubre 2017</text:p>
          </table:table-cell>
          <table:table-cell table:style-name="ce35"/>
          <table:table-cell office:value-type="float" office:value="274.26" table:style-name="ce22">
            <text:p>274,26</text:p>
          </table:table-cell>
          <table:table-cell office:value-type="float" office:value="10634.591275778885" table:formula="of:=+[.F43]+[.D44]-[.E44]" table:style-name="ce35">
            <text:p><text:s/>10.635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7-12-18T00:00:00" table:style-name="ce14">
            <text:p>18/12/2017</text:p>
          </table:table-cell>
          <table:table-cell office:value-type="string" table:style-name="ce5">
            <text:p>Intereses generados</text:p>
          </table:table-cell>
          <table:table-cell office:value-type="float" office:value="45.492439183869614" table:formula="of:=+[.J45]" table:style-name="ce39">
            <text:p><text:s/>45<text:s/></text:p>
          </table:table-cell>
          <table:table-cell table:style-name="ce34"/>
          <table:table-cell office:value-type="float" office:value="10680.083714962755" table:formula="of:=+[.F44]+[.D45]-[.E45]" table:style-name="ce35">
            <text:p><text:s/>10.680<text:s/></text:p>
          </table:table-cell>
          <table:table-cell table:style-name="ce26"/>
          <table:table-cell table:style-name="ce36"/>
          <table:table-cell office:value-type="float" office:value="32" table:formula="of:=+[.B45]-[.B43]" table:style-name="ce37">
            <text:p>32,00</text:p>
          </table:table-cell>
          <table:table-cell office:value-type="float" office:value="45.492439183869614" table:formula="of:=(+[.F44]*[.I45]*[.$C$7])" table:style-name="ce35">
            <text:p><text:s/>45<text:s/>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12/2017</text:p>
          </table:table-cell>
          <table:table-cell office:value-type="string" table:style-name="ce15">
            <text:p>Prestación pecuniaria Noviembre 2017</text:p>
          </table:table-cell>
          <table:table-cell table:style-name="ce36"/>
          <table:table-cell office:value-type="float" office:value="323.45" table:style-name="ce22">
            <text:p>323,45</text:p>
          </table:table-cell>
          <table:table-cell office:value-type="float" office:value="10356.633714962754" table:formula="of:=+[.F45]+[.D46]-[.E46]" table:style-name="ce35">
            <text:p><text:s/>10.357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8-01-16T00:00:00" table:style-name="ce14">
            <text:p>16/01/2018</text:p>
          </table:table-cell>
          <table:table-cell office:value-type="string" table:style-name="ce5">
            <text:p>Intereses generados</text:p>
          </table:table-cell>
          <table:table-cell office:value-type="float" office:value="40.149954400805228" table:formula="of:=+[.J47]" table:style-name="ce39">
            <text:p><text:s/>40<text:s/></text:p>
          </table:table-cell>
          <table:table-cell table:style-name="ce34"/>
          <table:table-cell office:value-type="float" office:value="10396.78366936356" table:formula="of:=+[.F46]+[.D47]-[.E47]" table:style-name="ce35">
            <text:p><text:s/>10.397<text:s/></text:p>
          </table:table-cell>
          <table:table-cell table:style-name="ce26"/>
          <table:table-cell table:style-name="ce36"/>
          <table:table-cell office:value-type="float" office:value="29" table:formula="of:=+[.B47]-[.B45]" table:style-name="ce37">
            <text:p>29,00</text:p>
          </table:table-cell>
          <table:table-cell office:value-type="float" office:value="40.149954400805228" table:formula="of:=(+[.F46]*[.I47]*[.$C$7])" table:style-name="ce35">
            <text:p><text:s/>40<text:s/>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1/2018</text:p>
          </table:table-cell>
          <table:table-cell office:value-type="string" table:style-name="ce15">
            <text:p>Prestación pecuniaria Diciembre 2017</text:p>
          </table:table-cell>
          <table:table-cell table:style-name="ce36"/>
          <table:table-cell office:value-type="float" office:value="315.67" table:style-name="ce22">
            <text:p>315,67</text:p>
          </table:table-cell>
          <table:table-cell office:value-type="float" office:value="10081.11366936356" table:formula="of:=+[.F47]+[.D48]-[.E48]" table:style-name="ce35">
            <text:p><text:s/>10.081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8-02-16T00:00:00" table:style-name="ce14">
            <text:p>16/02/2018</text:p>
          </table:table-cell>
          <table:table-cell office:value-type="string" table:style-name="ce15">
            <text:p>Intereses generados</text:p>
          </table:table-cell>
          <table:table-cell office:value-type="float" office:value="41.777134391866547" table:formula="of:=+[.J49]" table:style-name="ce39">
            <text:p><text:s/>42<text:s/></text:p>
          </table:table-cell>
          <table:table-cell table:style-name="ce34"/>
          <table:table-cell office:value-type="float" office:value="10122.890803755427" table:formula="of:=+[.F48]+[.D49]-[.E49]" table:style-name="ce35">
            <text:p><text:s/>10.123<text:s/></text:p>
          </table:table-cell>
          <table:table-cell table:style-name="ce26"/>
          <table:table-cell table:style-name="ce36"/>
          <table:table-cell office:value-type="float" office:value="31" table:formula="of:=+[.B49]-[.B47]" table:style-name="ce37">
            <text:p>31,00</text:p>
          </table:table-cell>
          <table:table-cell office:value-type="float" office:value="41.777134391866547" table:formula="of:=(+[.F48]*[.I49]*[.$C$7])" table:style-name="ce35">
            <text:p><text:s/>42<text:s/>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2/2018</text:p>
          </table:table-cell>
          <table:table-cell office:value-type="string" table:style-name="ce15">
            <text:p>Prestación pecuniaria Enero 2018</text:p>
          </table:table-cell>
          <table:table-cell table:style-name="ce36"/>
          <table:table-cell office:value-type="float" office:value="274.69" table:style-name="ce22">
            <text:p>274,69</text:p>
          </table:table-cell>
          <table:table-cell office:value-type="float" office:value="9848.200803755426" table:formula="of:=+[.F49]+[.D50]-[.E50]" table:style-name="ce35">
            <text:p><text:s/>9.848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date" office:date-value="2018-03-01T00:00:00" table:style-name="ce47">
            <text:p>01/03/2018</text:p>
          </table:table-cell>
          <table:table-cell office:value-type="string" table:style-name="ce48">
            <text:p>Intereses generados</text:p>
          </table:table-cell>
          <table:table-cell office:value-type="float" office:value="17.114676291747529" table:formula="of:=+[.J51]" table:style-name="ce49">
            <text:p><text:s/>17<text:s/></text:p>
          </table:table-cell>
          <table:table-cell table:style-name="ce50"/>
          <table:table-cell office:value-type="float" office:value="9865.315480047173" table:formula="of:=+[.F50]+[.D51]-[.E51]" table:style-name="ce35">
            <text:p><text:s/>9.865<text:s/></text:p>
          </table:table-cell>
          <table:table-cell table:style-name="ce26"/>
          <table:table-cell table:style-name="ce36"/>
          <table:table-cell office:value-type="float" office:value="13" table:formula="of:=+[.B51]-[.B49]" table:style-name="ce37">
            <text:p>13,00</text:p>
          </table:table-cell>
          <table:table-cell office:value-type="float" office:value="17.114676291747529" table:formula="of:=(+[.F50]*[.I51]*[.$C$7])" table:style-name="ce35">
            <text:p><text:s/>17<text:s/>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47">
            <text:p>1/3/2018</text:p>
          </table:table-cell>
          <table:table-cell office:value-type="string" table:style-name="ce48">
            <text:p>INTERESES</text:p>
          </table:table-cell>
          <table:table-cell office:value-type="float" office:value="0" table:style-name="ce51">
            <text:p>0,00</text:p>
          </table:table-cell>
          <table:table-cell office:value-type="float" office:value="0" table:style-name="ce52">
            <text:p>0,00</text:p>
          </table:table-cell>
          <table:table-cell office:value-type="float" office:value="9865.315480047173" table:formula="of:=+[.F51]+[.D52]-[.E52]" table:style-name="ce35">
            <text:p><text:s/>9.865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/3/2018</text:p>
          </table:table-cell>
          <table:table-cell office:value-type="string" table:style-name="ce15">
            <text:p>TRASLADO DE DEUDA</text:p>
          </table:table-cell>
          <table:table-cell table:style-name="ce36"/>
          <table:table-cell office:value-type="float" office:value="3868" table:style-name="ce22">
            <text:p>3.868,00</text:p>
          </table:table-cell>
          <table:table-cell office:value-type="float" office:value="5997.315480047173" table:formula="of:=+[.F52]+[.D53]-[.E53]" table:style-name="ce35">
            <text:p><text:s/>5.997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3/2018</text:p>
          </table:table-cell>
          <table:table-cell office:value-type="string" table:style-name="ce15">
            <text:p>Intereses generados</text:p>
          </table:table-cell>
          <table:table-cell office:value-type="float" office:value="12.025872515955459" table:formula="of:=+[.J54]" table:style-name="ce39">
            <text:p><text:s/>12<text:s/></text:p>
          </table:table-cell>
          <table:table-cell table:style-name="ce34"/>
          <table:table-cell office:value-type="float" office:value="6009.3413525631286" table:formula="of:=+[.F53]+[.D54]-[.E54]" table:style-name="ce35">
            <text:p><text:s/>6.009<text:s/></text:p>
          </table:table-cell>
          <table:table-cell table:style-name="ce26"/>
          <table:table-cell table:style-name="ce36"/>
          <table:table-cell office:value-type="float" office:value="15" table:formula="of:=+[.B54]-[.B52]" table:style-name="ce37">
            <text:p>15,00</text:p>
          </table:table-cell>
          <table:table-cell office:value-type="float" office:value="12.025872515955459" table:formula="of:=(+[.F53]*[.I54]*[.$C$7])" table:style-name="ce35">
            <text:p><text:s/>12<text:s/>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3/2018</text:p>
          </table:table-cell>
          <table:table-cell office:value-type="string" table:style-name="ce15">
            <text:p>Prestación pecuniaria Febrero 2018</text:p>
          </table:table-cell>
          <table:table-cell table:style-name="ce36"/>
          <table:table-cell office:value-type="float" office:value="268.57" table:style-name="ce22">
            <text:p>268,57</text:p>
          </table:table-cell>
          <table:table-cell office:value-type="float" office:value="5740.7713525631289" table:formula="of:=+[.F54]+[.D55]-[.E55]" table:style-name="ce35">
            <text:p><text:s/>5.741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4/2018</text:p>
          </table:table-cell>
          <table:table-cell office:value-type="string" table:style-name="ce15">
            <text:p>Intereses generados</text:p>
          </table:table-cell>
          <table:table-cell office:value-type="float" office:value="11.511447856771801" table:formula="of:=+[.J56]" table:style-name="ce39">
            <text:p><text:s/>12<text:s/></text:p>
          </table:table-cell>
          <table:table-cell table:style-name="ce34"/>
          <table:table-cell office:value-type="float" office:value="5752.2828004199009" table:formula="of:=+[.F55]+[.D56]-[.E56]" table:style-name="ce35">
            <text:p><text:s/>5.752<text:s/></text:p>
          </table:table-cell>
          <table:table-cell table:style-name="ce26"/>
          <table:table-cell table:style-name="ce36"/>
          <table:table-cell office:value-type="float" office:value="15" table:formula="of:=+[.B54]-[.B52]" table:style-name="ce37">
            <text:p>15,00</text:p>
          </table:table-cell>
          <table:table-cell office:value-type="float" office:value="11.511447856771801" table:formula="of:=(+[.F55]*[.I56]*[.$C$7])" table:style-name="ce35">
            <text:p><text:s/>12<text:s/>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4/2018</text:p>
          </table:table-cell>
          <table:table-cell office:value-type="string" table:style-name="ce15">
            <text:p>Prestación pecuniaria Marzo 2018</text:p>
          </table:table-cell>
          <table:table-cell table:style-name="ce36"/>
          <table:table-cell office:value-type="float" office:value="118.04" table:style-name="ce22">
            <text:p>118,04</text:p>
          </table:table-cell>
          <table:table-cell office:value-type="float" office:value="5634.242800419901" table:formula="of:=+[.F56]+[.D57]-[.E57]" table:style-name="ce35">
            <text:p><text:s/>5.634<text:s/></text:p>
          </table:table-cell>
          <table:table-cell table:style-name="ce26"/>
          <table:table-cell table:style-name="ce36"/>
          <table:table-cell table:style-name="ce37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5/2018</text:p>
          </table:table-cell>
          <table:table-cell office:value-type="string" table:style-name="ce15">
            <text:p>Intereses generados</text:p>
          </table:table-cell>
          <table:table-cell office:value-type="float" office:value="21.842482581294778" table:formula="of:=+[.J58]" table:style-name="ce34">
            <text:p><text:s/>21,84<text:s/></text:p>
          </table:table-cell>
          <table:table-cell table:style-name="ce34"/>
          <table:table-cell office:value-type="float" office:value="5656.0852830011954" table:formula="of:=+[.F57]+[.D58]-[.E58]" table:style-name="ce35">
            <text:p><text:s/>5.656<text:s/></text:p>
          </table:table-cell>
          <table:table-cell table:style-name="ce26"/>
          <table:table-cell table:style-name="ce36"/>
          <table:table-cell office:value-type="float" office:value="29" table:formula="of:=+[.B58]-[.B57]" table:style-name="ce37">
            <text:p>29,00</text:p>
          </table:table-cell>
          <table:table-cell office:value-type="float" office:value="21.842482581294778" table:formula="of:=(+[.F57]*[.I58]*[.$C$7])" table:style-name="ce35">
            <text:p><text:s/>22<text:s/>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5/2018</text:p>
          </table:table-cell>
          <table:table-cell office:value-type="string" table:style-name="ce15">
            <text:p>Prestación pecuniaria Abril 2018</text:p>
          </table:table-cell>
          <table:table-cell table:style-name="ce34"/>
          <table:table-cell office:value-type="float" office:value="82.33" table:style-name="ce22">
            <text:p>82,33</text:p>
          </table:table-cell>
          <table:table-cell office:value-type="float" office:value="5573.7552830011955" table:formula="of:=+[.F58]+[.D59]-[.E59]" table:style-name="ce35">
            <text:p><text:s/>5.574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6/2018</text:p>
          </table:table-cell>
          <table:table-cell office:value-type="string" table:style-name="ce15">
            <text:p>Intereses generados</text:p>
          </table:table-cell>
          <table:table-cell office:value-type="float" office:value="24.588400513749935" table:formula="of:=[.J60]" table:style-name="ce34">
            <text:p><text:s/>24,59<text:s/></text:p>
          </table:table-cell>
          <table:table-cell table:style-name="ce34"/>
          <table:table-cell office:value-type="float" office:value="5598.343683514945" table:formula="of:=+[.F59]+[.D60]-[.E60]" table:style-name="ce35">
            <text:p><text:s/>5.598<text:s/></text:p>
          </table:table-cell>
          <table:table-cell table:style-name="ce26"/>
          <table:table-cell table:style-name="ce36"/>
          <table:table-cell office:value-type="float" office:value="33" table:formula="of:=+[.B60]-[.B59]" table:style-name="ce37">
            <text:p>33,00</text:p>
          </table:table-cell>
          <table:table-cell office:value-type="float" office:value="24.588400513749935" table:formula="of:=(+[.F59]*[.I60]*[.$C$7])" table:style-name="ce35">
            <text:p><text:s/>25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6/2018</text:p>
          </table:table-cell>
          <table:table-cell office:value-type="string" table:style-name="ce15">
            <text:p>Prestación pecuniaria Mayo 2018</text:p>
          </table:table-cell>
          <table:table-cell table:style-name="ce34"/>
          <table:table-cell office:value-type="float" office:value="46.96" table:style-name="ce22">
            <text:p>46,96</text:p>
          </table:table-cell>
          <table:table-cell office:value-type="float" office:value="5551.383683514945" table:formula="of:=+[.F60]+[.D61]-[.E61]" table:style-name="ce35">
            <text:p><text:s/>5.551<text:s/></text:p>
          </table:table-cell>
          <table:table-cell table:style-name="ce26"/>
          <table:table-cell table:style-name="ce38"/>
          <table:table-cell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7/2018</text:p>
          </table:table-cell>
          <table:table-cell office:value-type="string" table:style-name="ce15">
            <text:p>Intereses generados</text:p>
          </table:table-cell>
          <table:table-cell office:value-type="float" office:value="21.521259502736093" table:formula="of:=[.J62]" table:style-name="ce34">
            <text:p><text:s/>21,52<text:s/></text:p>
          </table:table-cell>
          <table:table-cell table:style-name="ce34"/>
          <table:table-cell office:value-type="float" office:value="5572.904943017681" table:formula="of:=+[.F61]+[.D62]-[.E62]" table:style-name="ce35">
            <text:p><text:s/>5.573<text:s/></text:p>
          </table:table-cell>
          <table:table-cell table:style-name="ce26"/>
          <table:table-cell table:style-name="ce36"/>
          <table:table-cell office:value-type="float" office:value="29" table:formula="of:=+[.B62]-[.B61]" table:style-name="ce37">
            <text:p>29,00</text:p>
          </table:table-cell>
          <table:table-cell office:value-type="float" office:value="21.521259502736093" table:formula="of:=(+[.F61]*[.I62]*[.$C$7])" table:style-name="ce35">
            <text:p><text:s/>22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7/2018</text:p>
          </table:table-cell>
          <table:table-cell office:value-type="string" table:style-name="ce15">
            <text:p>Prestación pecuniaria Junio 2018</text:p>
          </table:table-cell>
          <table:table-cell table:style-name="ce34"/>
          <table:table-cell office:value-type="float" office:value="45.8" table:style-name="ce22">
            <text:p>45,80</text:p>
          </table:table-cell>
          <table:table-cell office:value-type="float" office:value="5527.1049430176809" table:formula="of:=+[.F62]+[.D63]-[.E63]" table:style-name="ce35">
            <text:p><text:s/>5.527<text:s/></text:p>
          </table:table-cell>
          <table:table-cell table:style-name="ce26"/>
          <table:table-cell table:style-name="ce38"/>
          <table:table-cell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8/2018</text:p>
          </table:table-cell>
          <table:table-cell office:value-type="string" table:style-name="ce15">
            <text:p>Intereses generados</text:p>
          </table:table-cell>
          <table:table-cell office:value-type="float" office:value="22.166003989009788" table:formula="of:=[.J64]" table:style-name="ce34">
            <text:p><text:s/>22,17<text:s/></text:p>
          </table:table-cell>
          <table:table-cell table:style-name="ce34"/>
          <table:table-cell office:value-type="float" office:value="5549.2709470066902" table:formula="of:=+[.F63]+[.D64]-[.E64]" table:style-name="ce35">
            <text:p><text:s/>5.549<text:s/></text:p>
          </table:table-cell>
          <table:table-cell table:style-name="ce26"/>
          <table:table-cell table:style-name="ce38"/>
          <table:table-cell office:value-type="float" office:value="30" table:formula="of:=+[.B64]-[.B63]" table:style-name="ce36">
            <text:p>30</text:p>
          </table:table-cell>
          <table:table-cell office:value-type="float" office:value="22.166003989009788" table:formula="of:=(+[.F63]*[.I64]*[.$C$7])" table:style-name="ce35">
            <text:p><text:s/>22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8/2018</text:p>
          </table:table-cell>
          <table:table-cell office:value-type="string" table:style-name="ce15">
            <text:p>Prestación pecuniaria Julio 2018</text:p>
          </table:table-cell>
          <table:table-cell table:style-name="ce34"/>
          <table:table-cell office:value-type="float" office:value="42.84" table:style-name="ce22">
            <text:p>42,84</text:p>
          </table:table-cell>
          <table:table-cell office:value-type="float" office:value="5506.4309470066901" table:formula="of:=+[.F64]+[.D65]-[.E65]" table:style-name="ce35">
            <text:p><text:s/>5.506<text:s/></text:p>
          </table:table-cell>
          <table:table-cell table:style-name="ce26"/>
          <table:table-cell table:style-name="ce38"/>
          <table:table-cell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9/2018</text:p>
          </table:table-cell>
          <table:table-cell office:value-type="string" table:style-name="ce15">
            <text:p>Intereses generados</text:p>
          </table:table-cell>
          <table:table-cell office:value-type="float" office:value="24.291401873927374" table:formula="of:=[.J66]" table:style-name="ce34">
            <text:p><text:s/>24,29<text:s/></text:p>
          </table:table-cell>
          <table:table-cell table:style-name="ce34"/>
          <table:table-cell office:value-type="float" office:value="5530.7223488806176" table:formula="of:=+[.F65]+[.D66]-[.E66]" table:style-name="ce35">
            <text:p><text:s/>5.531<text:s/></text:p>
          </table:table-cell>
          <table:table-cell table:style-name="ce26"/>
          <table:table-cell table:style-name="ce38"/>
          <table:table-cell office:value-type="float" office:value="33" table:formula="of:=+[.B66]-[.B65]" table:style-name="ce36">
            <text:p>33</text:p>
          </table:table-cell>
          <table:table-cell office:value-type="float" office:value="24.291401873927374" table:formula="of:=(+[.F65]*[.I66]*[.$C$7])" table:style-name="ce35">
            <text:p><text:s/>24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9/2018</text:p>
          </table:table-cell>
          <table:table-cell office:value-type="string" table:style-name="ce15">
            <text:p>Prestación pecuniaria Agosto 2018</text:p>
          </table:table-cell>
          <table:table-cell table:style-name="ce34"/>
          <table:table-cell office:value-type="float" office:value="61.36" table:style-name="ce22">
            <text:p>61,36</text:p>
          </table:table-cell>
          <table:table-cell office:value-type="float" office:value="5469.3623488806179" table:formula="of:=+[.F66]+[.D67]-[.E67]" table:style-name="ce35">
            <text:p><text:s/>5.469<text:s/></text:p>
          </table:table-cell>
          <table:table-cell table:style-name="ce26"/>
          <table:table-cell table:style-name="ce38"/>
          <table:table-cell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10/2018</text:p>
          </table:table-cell>
          <table:table-cell office:value-type="string" table:style-name="ce15">
            <text:p>Intereses generados</text:p>
          </table:table-cell>
          <table:table-cell office:value-type="float" office:value="21.203284286454799" table:formula="of:=[.J68]" table:style-name="ce34">
            <text:p><text:s/>21,20<text:s/></text:p>
          </table:table-cell>
          <table:table-cell table:style-name="ce34"/>
          <table:table-cell office:value-type="float" office:value="5490.5656331670725" table:formula="of:=+[.F67]+[.D68]-[.E68]" table:style-name="ce35">
            <text:p><text:s/>5.491<text:s/></text:p>
          </table:table-cell>
          <table:table-cell table:style-name="ce26"/>
          <table:table-cell table:style-name="ce38"/>
          <table:table-cell office:value-type="float" office:value="29" table:formula="of:=+[.B68]-[.B67]" table:style-name="ce36">
            <text:p>29</text:p>
          </table:table-cell>
          <table:table-cell office:value-type="float" office:value="21.203284286454799" table:formula="of:=(+[.F67]*[.I68]*[.$C$7])" table:style-name="ce35">
            <text:p><text:s/>21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7/10/2018</text:p>
          </table:table-cell>
          <table:table-cell office:value-type="string" table:style-name="ce15">
            <text:p>Prestación pecuniaria Setiembre 2018</text:p>
          </table:table-cell>
          <table:table-cell table:style-name="ce34"/>
          <table:table-cell office:value-type="float" office:value="116.3" table:style-name="ce22">
            <text:p>116,30</text:p>
          </table:table-cell>
          <table:table-cell office:value-type="float" office:value="5374.2656331670723" table:formula="of:=+[.F68]+[.D69]-[.E69]" table:style-name="ce35">
            <text:p><text:s/>5.374<text:s/></text:p>
          </table:table-cell>
          <table:table-cell table:style-name="ce26"/>
          <table:table-cell table:style-name="ce38"/>
          <table:table-cell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11/2018</text:p>
          </table:table-cell>
          <table:table-cell office:value-type="string" table:style-name="ce15">
            <text:p>Intereses generados</text:p>
          </table:table-cell>
          <table:table-cell office:value-type="float" office:value="21.553054391208878" table:formula="of:=+[.J70]" table:style-name="ce34">
            <text:p><text:s/>21,55<text:s/></text:p>
          </table:table-cell>
          <table:table-cell table:style-name="ce34"/>
          <table:table-cell office:value-type="float" office:value="5395.8186875582815" table:formula="of:=+[.F69]+[.D70]-[.E70]" table:style-name="ce35">
            <text:p><text:s/>5.396<text:s/></text:p>
          </table:table-cell>
          <table:table-cell table:style-name="ce26"/>
          <table:table-cell table:style-name="ce38"/>
          <table:table-cell office:value-type="float" office:value="30" table:formula="of:=+[.B70]-[.B69]" table:style-name="ce36">
            <text:p>30</text:p>
          </table:table-cell>
          <table:table-cell office:value-type="float" office:value="21.553054391208878" table:formula="of:=(+[.F69]*[.I70]*[.$C$7])" table:style-name="ce35">
            <text:p><text:s/>22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11/2018</text:p>
          </table:table-cell>
          <table:table-cell office:value-type="string" table:style-name="ce15">
            <text:p>Prestación pecuniaria Octubre 2018</text:p>
          </table:table-cell>
          <table:table-cell table:style-name="ce34"/>
          <table:table-cell office:value-type="float" office:value="130.74" table:style-name="ce22">
            <text:p>130,74</text:p>
          </table:table-cell>
          <table:table-cell office:value-type="float" office:value="5265.0786875582817" table:formula="of:=+[.F70]+[.D71]-[.E71]" table:style-name="ce35">
            <text:p><text:s/>5.265<text:s/></text:p>
          </table:table-cell>
          <table:table-cell table:style-name="ce26"/>
          <table:table-cell table:style-name="ce38"/>
          <table:table-cell table:style-name="ce36"/>
          <table:table-cell table:style-name="ce35"/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12/2018</text:p>
          </table:table-cell>
          <table:table-cell office:value-type="string" table:style-name="ce15">
            <text:p>Intereses generados</text:p>
          </table:table-cell>
          <table:table-cell office:value-type="float" office:value="22.52284697932507" table:formula="of:=+[.J72]" table:style-name="ce34">
            <text:p><text:s/>22,52<text:s/></text:p>
          </table:table-cell>
          <table:table-cell table:style-name="ce34"/>
          <table:table-cell office:value-type="float" office:value="5287.6015345376063" table:formula="of:=+[.F71]+[.D72]-[.E72]" table:style-name="ce35">
            <text:p><text:s/>5.288<text:s/></text:p>
          </table:table-cell>
          <table:table-cell table:style-name="ce26"/>
          <table:table-cell table:style-name="ce38"/>
          <table:table-cell office:value-type="float" office:value="32" table:formula="of:=+[.B72]-[.B71]" table:style-name="ce36">
            <text:p>32</text:p>
          </table:table-cell>
          <table:table-cell office:value-type="float" office:value="22.52284697932507" table:formula="of:=(+[.F71]*[.I72]*[.$C$7])" table:style-name="ce35">
            <text:p><text:s/>23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12/2018</text:p>
          </table:table-cell>
          <table:table-cell office:value-type="string" table:style-name="ce15">
            <text:p>Prestación pecuniaria Noviembre 2018</text:p>
          </table:table-cell>
          <table:table-cell table:style-name="ce34"/>
          <table:table-cell office:value-type="float" office:value="138.22" table:style-name="ce22">
            <text:p>138,22</text:p>
          </table:table-cell>
          <table:table-cell office:value-type="float" office:value="5149.3815345376061" table:formula="of:=+[.F72]+[.D73]-[.E73]" table:style-name="ce35">
            <text:p><text:s/>5.149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1/2019</text:p>
          </table:table-cell>
          <table:table-cell office:value-type="string" table:style-name="ce15">
            <text:p>Intereses generados</text:p>
          </table:table-cell>
          <table:table-cell office:value-type="float" office:value="19.962802537405064" table:formula="of:=+[.J74]" table:style-name="ce34">
            <text:p><text:s/>19,96<text:s/></text:p>
          </table:table-cell>
          <table:table-cell table:style-name="ce16"/>
          <table:table-cell office:value-type="float" office:value="5169.344337075011" table:formula="of:=+[.F73]+[.D74]-[.E74]" table:style-name="ce35">
            <text:p><text:s/>5.169<text:s/></text:p>
          </table:table-cell>
          <table:table-cell table:style-name="ce26"/>
          <table:table-cell table:style-name="ce38"/>
          <table:table-cell office:value-type="float" office:value="29" table:formula="of:=+[.B74]-[.B73]" table:style-name="ce36">
            <text:p>29</text:p>
          </table:table-cell>
          <table:table-cell office:value-type="float" office:value="19.962802537405064" table:formula="of:=(+[.F73]*[.I74]*[.$C$7])" table:style-name="ce35">
            <text:p><text:s/>20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1/2019</text:p>
          </table:table-cell>
          <table:table-cell office:value-type="string" table:style-name="ce15">
            <text:p>Prestación pecuniaria Diciembre 2018</text:p>
          </table:table-cell>
          <table:table-cell table:style-name="ce34"/>
          <table:table-cell office:value-type="float" office:value="97.93" table:style-name="ce22">
            <text:p>97,93</text:p>
          </table:table-cell>
          <table:table-cell office:value-type="float" office:value="5071.4143370750107" table:formula="of:=+[.F74]+[.D75]-[.E75]" table:style-name="ce35">
            <text:p><text:s/>5.071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2/2019</text:p>
          </table:table-cell>
          <table:table-cell office:value-type="string" table:style-name="ce15">
            <text:p>Intereses generados</text:p>
          </table:table-cell>
          <table:table-cell office:value-type="float" office:value="22.372343341207873" table:formula="of:=+[.J76]" table:style-name="ce34">
            <text:p><text:s/>22,37<text:s/></text:p>
          </table:table-cell>
          <table:table-cell table:style-name="ce16"/>
          <table:table-cell office:value-type="float" office:value="5093.7866804162186" table:formula="of:=+[.F75]+[.D76]-[.E76]" table:style-name="ce35">
            <text:p><text:s/>5.094<text:s/></text:p>
          </table:table-cell>
          <table:table-cell table:style-name="ce26"/>
          <table:table-cell table:style-name="ce38"/>
          <table:table-cell office:value-type="float" office:value="33" table:formula="of:=+[.B76]-[.B75]" table:style-name="ce36">
            <text:p>33</text:p>
          </table:table-cell>
          <table:table-cell office:value-type="float" office:value="22.372343341207873" table:formula="of:=(+[.F75]*[.I76]*[.$C$7])" table:style-name="ce35">
            <text:p><text:s/>22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2/2019</text:p>
          </table:table-cell>
          <table:table-cell office:value-type="string" table:style-name="ce15">
            <text:p>Prestación pecuniaria Enero 2019</text:p>
          </table:table-cell>
          <table:table-cell table:style-name="ce34"/>
          <table:table-cell office:value-type="float" office:value="97.99" table:style-name="ce22">
            <text:p>97,99</text:p>
          </table:table-cell>
          <table:table-cell office:value-type="float" office:value="4995.7966804162188" table:formula="of:=+[.F76]+[.D77]-[.E77]" table:style-name="ce35">
            <text:p><text:s/>4.996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3/2019</text:p>
          </table:table-cell>
          <table:table-cell office:value-type="string" table:style-name="ce15">
            <text:p>Intereses generados</text:p>
          </table:table-cell>
          <table:table-cell office:value-type="float" office:value="18.699553129924702" table:formula="of:=+[.J78]" table:style-name="ce34">
            <text:p><text:s/>18,70<text:s/></text:p>
          </table:table-cell>
          <table:table-cell table:style-name="ce16"/>
          <table:table-cell office:value-type="float" office:value="5014.4962335461432" table:formula="of:=+[.F77]+[.D78]-[.E78]" table:style-name="ce35">
            <text:p><text:s/>5.014<text:s/></text:p>
          </table:table-cell>
          <table:table-cell table:style-name="ce26"/>
          <table:table-cell table:style-name="ce38"/>
          <table:table-cell office:value-type="float" office:value="28" table:formula="of:=+[.B78]-[.B77]" table:style-name="ce36">
            <text:p>28</text:p>
          </table:table-cell>
          <table:table-cell office:value-type="float" office:value="18.699553129924702" table:formula="of:=(+[.F77]*[.I78]*[.$C$7])" table:style-name="ce35">
            <text:p><text:s/>19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8/3/2019</text:p>
          </table:table-cell>
          <table:table-cell office:value-type="string" table:style-name="ce15">
            <text:p>Prestación pecuniaria Febrero 2019</text:p>
          </table:table-cell>
          <table:table-cell table:style-name="ce34"/>
          <table:table-cell office:value-type="float" office:value="83.49" table:style-name="ce22">
            <text:p>83,49</text:p>
          </table:table-cell>
          <table:table-cell office:value-type="float" office:value="4931.0062335461434" table:formula="of:=+[.F78]+[.D79]-[.E79]" table:style-name="ce35">
            <text:p><text:s/>4.931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47">
            <text:p>16/4/2019</text:p>
          </table:table-cell>
          <table:table-cell office:value-type="string" table:style-name="ce15">
            <text:p>Intereses generados</text:p>
          </table:table-cell>
          <table:table-cell office:value-type="float" office:value="19.116218732437424" table:formula="of:=+[.J80]" table:style-name="ce34">
            <text:p><text:s/>19,12<text:s/></text:p>
          </table:table-cell>
          <table:table-cell table:style-name="ce16"/>
          <table:table-cell office:value-type="float" office:value="4950.1224522785806" table:formula="of:=+[.F79]+[.D80]-[.E80]" table:style-name="ce35">
            <text:p><text:s/>4.950<text:s/></text:p>
          </table:table-cell>
          <table:table-cell table:style-name="ce26"/>
          <table:table-cell table:style-name="ce38"/>
          <table:table-cell office:value-type="float" office:value="29" table:formula="of:=+[.B80]-[.B79]" table:style-name="ce36">
            <text:p>29</text:p>
          </table:table-cell>
          <table:table-cell office:value-type="float" office:value="19.116218732437424" table:formula="of:=(+[.F79]*[.I80]*[.$C$7])" table:style-name="ce35">
            <text:p><text:s/>19<text:s/></text:p>
          </table:table-cell>
          <table:table-cell table:style-name="ce21"/>
          <table:table-cell table:number-columns-repeated="16373"/>
        </table:table-row>
        <table:table-row table:style-name="ro1">
          <table:table-cell/>
          <table:table-cell office:value-type="string" table:style-name="ce14">
            <text:p>16/4/2019</text:p>
          </table:table-cell>
          <table:table-cell office:value-type="string" table:style-name="ce15">
            <text:p>Prestación pecuniaria Marzo 2019</text:p>
          </table:table-cell>
          <table:table-cell table:style-name="ce34"/>
          <table:table-cell office:value-type="float" office:value="80.61" table:style-name="ce23">
            <text:p>80,61</text:p>
          </table:table-cell>
          <table:table-cell office:value-type="float" office:value="4869.5124522785809" table:formula="of:=+[.F80]+[.D81]-[.E81]" table:style-name="ce35">
            <text:p><text:s/>4.870<text:s/></text:p>
          </table:table-cell>
          <table:table-cell table:style-name="ce26"/>
          <table:table-cell table:number-columns-repeated="2" table:style-name="ce36"/>
          <table:table-cell table:style-name="ce35"/>
          <table:table-cell table:style-name="ce17"/>
          <table:table-cell table:number-columns-repeated="16373"/>
        </table:table-row>
        <table:table-row table:style-name="ro1">
          <table:table-cell/>
          <table:table-cell office:value-type="date" office:date-value="2019-04-26T00:00:00" table:style-name="ce47">
            <text:p>26/04/2019</text:p>
          </table:table-cell>
          <table:table-cell office:value-type="string" table:style-name="ce48">
            <text:p>Intereses generados</text:p>
          </table:table-cell>
          <table:table-cell office:value-type="float" office:value="6.509594296624555" table:formula="of:=+[.J82]" table:style-name="ce50">
            <text:p><text:s/>6,51<text:s/></text:p>
          </table:table-cell>
          <table:table-cell table:style-name="ce53"/>
          <table:table-cell office:value-type="float" office:value="4876.0220465752054" table:formula="of:=+[.F81]+[.D82]-[.E82]" table:style-name="ce35">
            <text:p><text:s/>4.876<text:s/></text:p>
          </table:table-cell>
          <table:table-cell table:style-name="ce26"/>
          <table:table-cell table:style-name="ce38"/>
          <table:table-cell office:value-type="float" office:value="10" table:formula="of:=+[.B82]-[.B81]" table:style-name="ce36">
            <text:p>10</text:p>
          </table:table-cell>
          <table:table-cell office:value-type="float" office:value="6.509594296624555" table:formula="of:=(+[.F81]*[.I82]*[.$C$7])" table:style-name="ce35">
            <text:p><text:s/>7<text:s/></text:p>
          </table:table-cell>
          <table:table-cell table:style-name="ce2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2" table:style-name="ce26"/>
          <table:table-cell table:style-name="ce40"/>
          <table:table-cell table:number-columns-repeated="4" table:style-name="ce26"/>
          <table:table-cell table:style-name="ce19"/>
          <table:table-cell table:number-columns-repeated="16373"/>
        </table:table-row>
        <table:table-row table:style-name="ro1">
          <table:table-cell/>
          <table:table-cell table:style-name="ce1"/>
          <table:table-cell table:style-name="ce44"/>
          <table:table-cell table:number-columns-repeated="2" table:style-name="ce26"/>
          <table:table-cell table:style-name="ce41"/>
          <table:table-cell table:style-name="ce26"/>
          <table:table-cell office:value-type="string" table:style-name="ce26">
            <text:p>CC</text:p>
          </table:table-cell>
          <table:table-cell office:value-type="float" office:value="12672" table:formula="of:=+[.D14]+[.D16]" table:style-name="ce41">
            <text:p><text:s/>12.672<text:s/></text:p>
          </table:table-cell>
          <table:table-cell table:style-name="ce26"/>
          <table:table-cell table:style-name="ce19"/>
          <table:table-cell table:number-columns-repeated="16373"/>
        </table:table-row>
        <table:table-row table:style-name="ro1">
          <table:table-cell/>
          <table:table-cell office:value-type="string" table:style-name="ce1">
            <text:p>DEUDA</text:p>
          </table:table-cell>
          <table:table-cell office:value-type="float" office:value="12672" table:style-name="ce44">
            <text:p><text:s/>12.672,00<text:s/></text:p>
          </table:table-cell>
          <table:table-cell table:number-columns-repeated="4" table:style-name="ce26"/>
          <table:table-cell office:value-type="string" table:style-name="ce26">
            <text:p>INTS</text:p>
          </table:table-cell>
          <table:table-cell office:value-type="float" office:value="466" table:style-name="ce26">
            <text:p>466</text:p>
          </table:table-cell>
          <table:table-cell office:value-type="float" office:value="1345" table:formula="of:=+[.C87]-[.I86]" table:style-name="ce43">
            <text:p><text:s/>1.345,00<text:s/></text:p>
          </table:table-cell>
          <table:table-cell table:style-name="ce54"/>
          <table:table-cell table:number-columns-repeated="16373"/>
        </table:table-row>
        <table:table-row table:style-name="ro1">
          <table:table-cell/>
          <table:table-cell office:value-type="string" table:style-name="ce1">
            <text:p>INTERESES</text:p>
          </table:table-cell>
          <table:table-cell office:value-type="float" office:value="1811" table:style-name="ce44">
            <text:p><text:s/>1.811,00<text:s/></text:p>
          </table:table-cell>
          <table:table-cell table:number-columns-repeated="4" table:style-name="ce26"/>
          <table:table-cell office:value-type="string" table:style-name="ce26">
            <text:p>TRASLADO</text:p>
          </table:table-cell>
          <table:table-cell office:value-type="float" office:value="-3868" table:formula="of:=+[.C88]" table:style-name="ce42">
            <text:p>-3.868,00</text:p>
          </table:table-cell>
          <table:table-cell table:style-name="ce26"/>
          <table:table-cell table:style-name="ce19"/>
          <table:table-cell table:number-columns-repeated="16373"/>
        </table:table-row>
        <table:table-row table:style-name="ro1">
          <table:table-cell/>
          <table:table-cell office:value-type="string" table:style-name="ce1">
            <text:p>TRASLADO</text:p>
          </table:table-cell>
          <table:table-cell office:value-type="float" office:value="-3868" table:formula="of:=-[.E53]" table:style-name="ce44">
            <text:p>-3.868,00<text:s/></text:p>
          </table:table-cell>
          <table:table-cell table:number-columns-repeated="4" table:style-name="ce26"/>
          <table:table-cell office:value-type="string" table:style-name="ce26">
            <text:p>PP</text:p>
          </table:table-cell>
          <table:table-cell office:value-type="float" office:value="-5493.76" table:formula="of:=+[.C89]" table:style-name="ce46">
            <text:p>-5.494<text:s/></text:p>
          </table:table-cell>
          <table:table-cell table:style-name="ce26"/>
          <table:table-cell table:style-name="ce19"/>
          <table:table-cell table:number-columns-repeated="16373"/>
        </table:table-row>
        <table:table-row table:style-name="ro1">
          <table:table-cell/>
          <table:table-cell office:value-type="string" table:style-name="ce1">
            <text:p>PRESTACION</text:p>
          </table:table-cell>
          <table:table-cell office:value-type="float" office:value="-5493.76" table:style-name="ce45">
            <text:p>-5.493,76<text:s/></text:p>
          </table:table-cell>
          <table:table-cell table:number-columns-repeated="5" table:style-name="ce26"/>
          <table:table-cell office:value-type="float" office:value="3776.24" table:formula="of:=+[.I85]+[.I86]+[.I87]+[.I88]" table:style-name="ce43">
            <text:p><text:s/>3.776,24<text:s/></text:p>
          </table:table-cell>
          <table:table-cell table:style-name="ce26"/>
          <table:table-cell table:style-name="ce19"/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5121.24" table:formula="of:=+[.C86]+[.C87]+[.C88]+[.C89]" table:style-name="ce44">
            <text:p><text:s/>5.121,24<text:s/></text:p>
          </table:table-cell>
          <table:table-cell table:number-columns-repeated="5" table:style-name="ce26"/>
          <table:table-cell office:value-type="float" office:value="1345" table:formula="of:=+[.C90]-[.I89]" table:style-name="ce43">
            <text:p><text:s/>1.345,00<text:s/></text:p>
          </table:table-cell>
          <table:table-cell table:style-name="ce26"/>
          <table:table-cell table:style-name="ce19"/>
          <table:table-cell table:number-columns-repeated="16373"/>
        </table:table-row>
        <table:table-row table:number-rows-repeated="1048486" table:style-name="ro1">
          <table:table-cell table:number-columns-repeated="16384"/>
        </table:table-row>
      </table:table>
      <table:table table:name="pf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9" number:min-integer-digits="1"/>
    </number:number-style>
    <number:percentage-style style:name="N38">
      <number:number number:decimal-places="4" number:min-integer-digits="1"/>
      <number:text>%</number:text>
    </number:percentage-style>
    <number:date-style style:name="N39P0">
      <number:day number:style="long"/>
      <number:text>/</number:text>
      <number:month number:style="long"/>
      <number:text>/</number:text>
      <number:year/>
    </number:date-style>
    <number:text-style style:name="N39">
      <number:text-content/>
      <style:map style:condition="value()&gt;=0" style:apply-style-name="N39P0"/>
    </number:text-style>
    <number:number-style style:name="N40P0" number:language="en" number:country="US">
      <number:number number:decimal-places="2" number:min-integer-digits="1" number:grouping="true"/>
    </number:number-style>
    <number:number-style style:name="N40">
      <number:text>(</number:text>
      <number:number number:decimal-places="2" number:min-integer-digits="1" number:grouping="true"/>
      <number:text>)</number:text>
      <style:map style:condition="value()&gt;=0" style:apply-style-name="N40P0"/>
    </number:number-style>
    <number:number-style style:name="N41" number:language="en" number:country="US">
      <number:number number:decimal-places="2" number:min-integer-digits="1" number:grouping="true"/>
    </number:number-style>
    <number:number-style style:name="N42">
      <number:number number:decimal-places="3" number:min-integer-digits="1"/>
    </number:number-style>
    <style:style style:name="Millares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/>
    <dc:creator/>
    <meta:creation-date>2015-06-05T18:19:34Z</meta:creation-date>
    <dc:date>2019-04-30T18:18:41Z</dc:date>
    <meta:user-defined meta:name="WorkbookGuid">e30433cd-345b-45fe-be21-05f84ed22e78</meta:user-defined>
  </office:meta>
</office:document-meta>
</file>